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o stretchy="false">〈</mo>
              <mrow>
                <mrow>
                  <msubsup>
                    <mi>E</mi>
                    <mrow>
                      <mi mathvariant="italic">nx</mi>
                    </mrow>
                    <mrow>
                      <mo stretchy="false">(</mo>
                      <mrow>
                        <mn>0</mn>
                      </mrow>
                      <mo stretchy="false">)</mo>
                    </mrow>
                  </msubsup>
                </mrow>
                <mo stretchy="false">∣</mo>
                <mrow>
                  <msub>
                    <mi>H</mi>
                    <mn>1</mn>
                  </msub>
                </mrow>
                <mo stretchy="false">∣</mo>
                <mrow>
                  <msubsup>
                    <mi>E</mi>
                    <mrow>
                      <mi mathvariant="italic">ny</mi>
                    </mrow>
                    <mrow>
                      <mo stretchy="false">(</mo>
                      <mrow>
                        <mn>0</mn>
                      </mrow>
                      <mo stretchy="false">)</mo>
                    </mrow>
                  </msubsup>
                </mrow>
              </mrow>
              <mo stretchy="false">〉</mo>
            </mrow>
            <mrow>
              <mi/>
              <mo stretchy="false">=</mo>
              <mi/>
            </mrow>
            <msubsup>
              <mi>E</mi>
              <mrow>
                <mi mathvariant="italic">nx</mi>
              </mrow>
              <mrow>
                <mo stretchy="false">(</mo>
                <mrow>
                  <mn>1</mn>
                </mrow>
                <mo stretchy="false">)</mo>
              </mrow>
            </msubsup>
            <msub>
              <mo stretchy="false">δ</mo>
              <mrow>
                <mi mathvariant="italic">xy</mi>
              </mrow>
            </msub>
          </mrow>
        </mtd>
      </mtr>
      <mtr>
        <mtd>
          <mrow>
            <mtext>mit</mtext>
          </mrow>
        </mtd>
      </mtr>
      <mtr>
        <mtd>
          <mrow>
            <mrow>
              <mo stretchy="false">〈</mo>
              <mrow>
                <mrow>
                  <msubsup>
                    <mi>E</mi>
                    <mrow>
                      <mi mathvariant="italic">nx</mi>
                    </mrow>
                    <mrow>
                      <mo stretchy="false">(</mo>
                      <mrow>
                        <mn>0</mn>
                      </mrow>
                      <mo stretchy="false">)</mo>
                    </mrow>
                  </msubsup>
                </mrow>
                <mo stretchy="false">∣</mo>
                <mrow>
                  <msubsup>
                    <mi>E</mi>
                    <mrow>
                      <mi mathvariant="italic">ny</mi>
                    </mrow>
                    <mrow>
                      <mo stretchy="false">(</mo>
                      <mrow>
                        <mn>0</mn>
                      </mrow>
                      <mo stretchy="false">)</mo>
                    </mrow>
                  </msubsup>
                </mrow>
              </mrow>
              <mo stretchy="false">〉</mo>
            </mrow>
            <mrow>
              <mi/>
              <mo stretchy="false">=</mo>
              <mi/>
            </mrow>
            <mrow>
              <munderover>
                <mo stretchy="false">∑</mo>
                <mrow>
                  <mrow>
                    <mo stretchy="false">α</mo>
                    <mo stretchy="false">=</mo>
                    <mn>1</mn>
                  </mrow>
                </mrow>
                <mrow>
                  <msub>
                    <mi>g</mi>
                    <mi>n</mi>
                  </msub>
                </mrow>
              </munderover>
              <msubsup>
                <mi>c</mi>
                <mrow>
                  <mo stretchy="false">α</mo>
                  <mi>x</mi>
                </mrow>
                <mtext>*</mtext>
              </msubsup>
            </mrow>
            <msub>
              <mi>c</mi>
              <mrow>
                <mo stretchy="false">α</mo>
                <mi>y</mi>
              </mrow>
            </msub>
            <mrow>
              <mi/>
              <mo stretchy="false">=</mo>
              <mi/>
            </mrow>
            <msub>
              <mo stretchy="false">δ</mo>
              <mrow>
                <mi mathvariant="italic">xy</mi>
              </mrow>
            </msub>
          </mrow>
        </mtd>
      </mtr>
      <mtr>
        <mtd>
          <mrow>
            <mrow>
              <mo stretchy="false">(</mo>
              <mrow>
                <msub>
                  <mi>g</mi>
                  <mi>n</mi>
                </msub>
                <mtext> ist der Entartungsgrad des Energieniveaus </mtext>
                <msub>
                  <mi>E</mi>
                  <mi>n</mi>
                </msub>
              </mrow>
              <mo stretchy="false">)</mo>
            </mrow>
          </mrow>
        </mtd>
      </mtr>
    </mtable>
    <annotation encoding="StarMath 5.0">langle E _{nx} ^(0) mline H _1 mline E _{ny} ^(0) rangle ~=~ 
E _{nx} ^(1) %idelta _{xy} newline
"mit" newline
langle E _{nx} ^(0) mline E _{ny} ^(0) rangle ~=~ 
sum from {%ialpha = 1} to {g _n} c _{%ialpha x} ^"*" c _{%ialpha y} ~=~ 
%idelta _{xy} newline 
( g_n " ist der Entartungsgrad des Energieniveaus "E _n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12:19:14.892000000</meta:creation-date>
    <meta:generator>LibreOffice/4.1.4.2$Windows_x86 LibreOffice_project/0a0440ccc0227ad9829de5f46be37cfb6edcf72</meta:generator>
  </office:meta>
</office:document-meta>
</file>